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07cm" table:align="left"/>
    </style:style>
    <style:style style:name="Table1.A" style:family="table-column">
      <style:table-column-properties style:column-width="6.8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143cm" table:align="left"/>
    </style:style>
    <style:style style:name="Table3.A" style:family="table-column">
      <style:table-column-properties style:column-width="13.14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479cm" table:align="left"/>
    </style:style>
    <style:style style:name="Table4.A" style:family="table-column">
      <style:table-column-properties style:column-width="11.47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045cm" table:align="left"/>
    </style:style>
    <style:style style:name="Table5.A" style:family="table-column">
      <style:table-column-properties style:column-width="7.04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78cm" table:align="left"/>
    </style:style>
    <style:style style:name="Table7.A" style:family="table-column">
      <style:table-column-properties style:column-width="3.7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507cm" table:align="left"/>
    </style:style>
    <style:style style:name="Table8.A" style:family="table-column">
      <style:table-column-properties style:column-width="3.50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191cm" table:align="left"/>
    </style:style>
    <style:style style:name="Table9.A" style:family="table-column">
      <style:table-column-properties style:column-width="3.19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3.224cm" table:align="left"/>
    </style:style>
    <style:style style:name="Table10.A" style:family="table-column">
      <style:table-column-properties style:column-width="3.22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969cm" table:align="left"/>
    </style:style>
    <style:style style:name="Table11.A" style:family="table-column">
      <style:table-column-properties style:column-width="3.96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856cm" table:align="left"/>
    </style:style>
    <style:style style:name="Table12.A" style:family="table-column">
      <style:table-column-properties style:column-width="1.85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707cm" table:align="left"/>
    </style:style>
    <style:style style:name="Table13.A" style:family="table-column">
      <style:table-column-properties style:column-width="1.70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964cm" table:align="left"/>
    </style:style>
    <style:style style:name="Table15.A" style:family="table-column">
      <style:table-column-properties style:column-width="8.96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408cm" table:align="left"/>
    </style:style>
    <style:style style:name="Table16.A" style:family="table-column">
      <style:table-column-properties style:column-width="4.40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7.609cm" table:align="left"/>
    </style:style>
    <style:style style:name="Table18.A" style:family="table-column">
      <style:table-column-properties style:column-width="7.60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3.314cm" table:align="left"/>
    </style:style>
    <style:style style:name="Table19.A" style:family="table-column">
      <style:table-column-properties style:column-width="3.31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6.309cm" table:align="left"/>
    </style:style>
    <style:style style:name="Table20.A" style:family="table-column">
      <style:table-column-properties style:column-width="6.30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9.349cm" table:align="left"/>
    </style:style>
    <style:style style:name="Table21.A" style:family="table-column">
      <style:table-column-properties style:column-width="9.349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6.309cm" table:align="left"/>
    </style:style>
    <style:style style:name="Table22.A" style:family="table-column">
      <style:table-column-properties style:column-width="6.309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232cm" table:align="left"/>
    </style:style>
    <style:style style:name="Table23.A" style:family="table-column">
      <style:table-column-properties style:column-width="5.23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5.424cm" table:align="left"/>
    </style:style>
    <style:style style:name="Table24.A" style:family="table-column">
      <style:table-column-properties style:column-width="5.424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5.285cm" table:align="left"/>
    </style:style>
    <style:style style:name="Table26.A" style:family="table-column">
      <style:table-column-properties style:column-width="5.28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.958cm" table:align="left"/>
    </style:style>
    <style:style style:name="Table27.A" style:family="table-column">
      <style:table-column-properties style:column-width="1.95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082cm" table:align="left"/>
    </style:style>
    <style:style style:name="Table29.A" style:family="table-column">
      <style:table-column-properties style:column-width="4.082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887cm" table:align="left"/>
    </style:style>
    <style:style style:name="Table30.A" style:family="table-column">
      <style:table-column-properties style:column-width="1.887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298cm" table:align="left"/>
    </style:style>
    <style:style style:name="Table32.A" style:family="table-column">
      <style:table-column-properties style:column-width="0.29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2.845cm" table:align="left"/>
    </style:style>
    <style:style style:name="Table33.A" style:family="table-column">
      <style:table-column-properties style:column-width="2.84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6.618cm" table:align="left"/>
    </style:style>
    <style:style style:name="Table34.A" style:family="table-column">
      <style:table-column-properties style:column-width="6.61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3.504cm" table:align="left"/>
    </style:style>
    <style:style style:name="Table35.A" style:family="table-column">
      <style:table-column-properties style:column-width="13.50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7cm" table:align="left"/>
    </style:style>
    <style:style style:name="Table36.A" style:family="table-column">
      <style:table-column-properties style:column-width="17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6.63cm" table:align="left"/>
    </style:style>
    <style:style style:name="Table37.A" style:family="table-column">
      <style:table-column-properties style:column-width="6.63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8.23cm" table:align="left"/>
    </style:style>
    <style:style style:name="Table38.A" style:family="table-column">
      <style:table-column-properties style:column-width="8.2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3.902cm" table:align="left"/>
    </style:style>
    <style:style style:name="Table40.A" style:family="table-column">
      <style:table-column-properties style:column-width="3.902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152cm" table:align="left"/>
    </style:style>
    <style:style style:name="Table42.A" style:family="table-column">
      <style:table-column-properties style:column-width="5.152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8.798cm" table:align="left"/>
    </style:style>
    <style:style style:name="Table43.A" style:family="table-column">
      <style:table-column-properties style:column-width="8.7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298cm" table:align="left"/>
    </style:style>
    <style:style style:name="Table44.A" style:family="table-column">
      <style:table-column-properties style:column-width="0.298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1.49cm" table:align="left"/>
    </style:style>
    <style:style style:name="Table45.A" style:family="table-column">
      <style:table-column-properties style:column-width="11.49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9.01cm" table:align="left"/>
    </style:style>
    <style:style style:name="Table46.A" style:family="table-column">
      <style:table-column-properties style:column-width="9.01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3.103cm" table:align="left"/>
    </style:style>
    <style:style style:name="Table48.A" style:family="table-column">
      <style:table-column-properties style:column-width="3.10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108cm" table:align="left"/>
    </style:style>
    <style:style style:name="Table50.A" style:family="table-column">
      <style:table-column-properties style:column-width="5.108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8.617cm" table:align="left"/>
    </style:style>
    <style:style style:name="Table51.A" style:family="table-column">
      <style:table-column-properties style:column-width="8.617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298cm" table:align="left"/>
    </style:style>
    <style:style style:name="Table52.A" style:family="table-column">
      <style:table-column-properties style:column-width="0.298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2.39cm" table:align="left"/>
    </style:style>
    <style:style style:name="Table53.A" style:family="table-column">
      <style:table-column-properties style:column-width="12.39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8.828cm" table:align="left"/>
    </style:style>
    <style:style style:name="Table54.A" style:family="table-column">
      <style:table-column-properties style:column-width="8.828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0.298cm" table:align="left"/>
    </style:style>
    <style:style style:name="Table55.A" style:family="table-column">
      <style:table-column-properties style:column-width="0.298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3.011cm" table:align="left"/>
    </style:style>
    <style:style style:name="Table56.A" style:family="table-column">
      <style:table-column-properties style:column-width="3.011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3.424cm" table:align="left"/>
    </style:style>
    <style:style style:name="Table58.A" style:family="table-column">
      <style:table-column-properties style:column-width="3.424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6.593cm" table:align="left"/>
    </style:style>
    <style:style style:name="Table60.A" style:family="table-column">
      <style:table-column-properties style:column-width="16.593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298cm" table:align="left"/>
    </style:style>
    <style:style style:name="Table62.A" style:family="table-column">
      <style:table-column-properties style:column-width="0.29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0.811cm" table:align="left"/>
    </style:style>
    <style:style style:name="Table63.A" style:family="table-column">
      <style:table-column-properties style:column-width="10.811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0.298cm" table:align="left"/>
    </style:style>
    <style:style style:name="Table64.A" style:family="table-column">
      <style:table-column-properties style:column-width="0.298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7.285cm" table:align="left"/>
    </style:style>
    <style:style style:name="Table65.A" style:family="table-column">
      <style:table-column-properties style:column-width="7.285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6.495cm" table:align="left"/>
    </style:style>
    <style:style style:name="Table66.A" style:family="table-column">
      <style:table-column-properties style:column-width="6.495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6.188cm" table:align="left"/>
    </style:style>
    <style:style style:name="Table67.A" style:family="table-column">
      <style:table-column-properties style:column-width="6.18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298cm" table:align="left"/>
    </style:style>
    <style:style style:name="Table68.A" style:family="table-column">
      <style:table-column-properties style:column-width="0.29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0.636cm" table:align="left"/>
    </style:style>
    <style:style style:name="Table69.A" style:family="table-column">
      <style:table-column-properties style:column-width="10.636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11.421cm" table:align="left"/>
    </style:style>
    <style:style style:name="Table70.A" style:family="table-column">
      <style:table-column-properties style:column-width="11.421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0.298cm" table:align="left"/>
    </style:style>
    <style:style style:name="Table71.A" style:family="table-column">
      <style:table-column-properties style:column-width="0.298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7cm" table:align="left"/>
    </style:style>
    <style:style style:name="Table72.A" style:family="table-column">
      <style:table-column-properties style:column-width="17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7cm" table:align="left"/>
    </style:style>
    <style:style style:name="Table73.A" style:family="table-column">
      <style:table-column-properties style:column-width="17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0.298cm" table:align="left"/>
    </style:style>
    <style:style style:name="Table74.A" style:family="table-column">
      <style:table-column-properties style:column-width="0.298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298cm" table:align="left"/>
    </style:style>
    <style:style style:name="Table75.A" style:family="table-column">
      <style:table-column-properties style:column-width="0.298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2.575cm" table:align="left"/>
    </style:style>
    <style:style style:name="Table76.A" style:family="table-column">
      <style:table-column-properties style:column-width="2.575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4.669cm" table:align="left"/>
    </style:style>
    <style:style style:name="Table77.A" style:family="table-column">
      <style:table-column-properties style:column-width="4.669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4.895cm" table:align="left"/>
    </style:style>
    <style:style style:name="Table78.A" style:family="table-column">
      <style:table-column-properties style:column-width="4.895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2.967cm" table:align="left"/>
    </style:style>
    <style:style style:name="Table79.A" style:family="table-column">
      <style:table-column-properties style:column-width="2.967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2.635cm" table:align="left"/>
    </style:style>
    <style:style style:name="Table80.A" style:family="table-column">
      <style:table-column-properties style:column-width="2.635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4.126cm" table:align="left"/>
    </style:style>
    <style:style style:name="Table81.A" style:family="table-column">
      <style:table-column-properties style:column-width="4.126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3.376cm" table:align="left"/>
    </style:style>
    <style:style style:name="Table82.A" style:family="table-column">
      <style:table-column-properties style:column-width="3.376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2.341cm" table:align="left"/>
    </style:style>
    <style:style style:name="Table83.A" style:family="table-column">
      <style:table-column-properties style:column-width="2.341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0.298cm" table:align="left"/>
    </style:style>
    <style:style style:name="Table84.A" style:family="table-column">
      <style:table-column-properties style:column-width="0.298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4.344cm" table:align="left"/>
    </style:style>
    <style:style style:name="Table85.A" style:family="table-column">
      <style:table-column-properties style:column-width="4.344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6.565cm" table:align="left"/>
    </style:style>
    <style:style style:name="Table86.A" style:family="table-column">
      <style:table-column-properties style:column-width="6.565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0.298cm" table:align="left"/>
    </style:style>
    <style:style style:name="Table87.A" style:family="table-column">
      <style:table-column-properties style:column-width="0.29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4.374cm" table:align="left"/>
    </style:style>
    <style:style style:name="Table88.A" style:family="table-column">
      <style:table-column-properties style:column-width="4.374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6.809cm" table:align="left"/>
    </style:style>
    <style:style style:name="Table89.A" style:family="table-column">
      <style:table-column-properties style:column-width="6.809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0.298cm" table:align="left"/>
    </style:style>
    <style:style style:name="Table90.A" style:family="table-column">
      <style:table-column-properties style:column-width="0.298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8.583cm" table:align="left"/>
    </style:style>
    <style:style style:name="Table91.A" style:family="table-column">
      <style:table-column-properties style:column-width="8.583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5.553cm" table:align="left"/>
    </style:style>
    <style:style style:name="Table92.A" style:family="table-column">
      <style:table-column-properties style:column-width="5.553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1.7cm" table:align="left"/>
    </style:style>
    <style:style style:name="Table93.A" style:family="table-column">
      <style:table-column-properties style:column-width="11.7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3.421cm" table:align="left"/>
    </style:style>
    <style:style style:name="Table94.A" style:family="table-column">
      <style:table-column-properties style:column-width="13.421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298cm" table:align="left"/>
    </style:style>
    <style:style style:name="Table95.A" style:family="table-column">
      <style:table-column-properties style:column-width="0.298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0.298cm" table:align="left"/>
    </style:style>
    <style:style style:name="Table96.A" style:family="table-column">
      <style:table-column-properties style:column-width="0.298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3.032cm" table:align="left"/>
    </style:style>
    <style:style style:name="Table97.A" style:family="table-column">
      <style:table-column-properties style:column-width="3.032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.782cm" table:align="left"/>
    </style:style>
    <style:style style:name="Table98.A" style:family="table-column">
      <style:table-column-properties style:column-width="1.782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0.298cm" table:align="left"/>
    </style:style>
    <style:style style:name="Table99.A" style:family="table-column">
      <style:table-column-properties style:column-width="0.298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4.745cm" table:align="left"/>
    </style:style>
    <style:style style:name="Table100.A" style:family="table-column">
      <style:table-column-properties style:column-width="4.745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0.298cm" table:align="left"/>
    </style:style>
    <style:style style:name="Table101.A" style:family="table-column">
      <style:table-column-properties style:column-width="0.298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3.611cm" table:align="left"/>
    </style:style>
    <style:style style:name="Table102.A" style:family="table-column">
      <style:table-column-properties style:column-width="3.611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956cm" table:align="left"/>
    </style:style>
    <style:style style:name="Table103.A" style:family="table-column">
      <style:table-column-properties style:column-width="3.956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3.907cm" table:align="left"/>
    </style:style>
    <style:style style:name="Table104.A" style:family="table-column">
      <style:table-column-properties style:column-width="3.907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3.72cm" table:align="left"/>
    </style:style>
    <style:style style:name="Table105.A" style:family="table-column">
      <style:table-column-properties style:column-width="3.72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4.129cm" table:align="left"/>
    </style:style>
    <style:style style:name="Table106.A" style:family="table-column">
      <style:table-column-properties style:column-width="4.129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0.298cm" table:align="left"/>
    </style:style>
    <style:style style:name="Table107.A" style:family="table-column">
      <style:table-column-properties style:column-width="0.298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6.288cm" table:align="left"/>
    </style:style>
    <style:style style:name="Table108.A" style:family="table-column">
      <style:table-column-properties style:column-width="6.288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298cm" table:align="left"/>
    </style:style>
    <style:style style:name="Table109.A" style:family="table-column">
      <style:table-column-properties style:column-width="0.298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1.667cm" table:align="left"/>
    </style:style>
    <style:style style:name="Table110.A" style:family="table-column">
      <style:table-column-properties style:column-width="1.667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8.821cm" table:align="left"/>
    </style:style>
    <style:style style:name="Table111.A" style:family="table-column">
      <style:table-column-properties style:column-width="8.821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0.298cm" table:align="left"/>
    </style:style>
    <style:style style:name="Table112.A" style:family="table-column">
      <style:table-column-properties style:column-width="0.298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1.642cm" table:align="left"/>
    </style:style>
    <style:style style:name="Table113.A" style:family="table-column">
      <style:table-column-properties style:column-width="1.642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11.841cm" table:align="left"/>
    </style:style>
    <style:style style:name="Table114.A" style:family="table-column">
      <style:table-column-properties style:column-width="11.841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9.957cm" table:align="left"/>
    </style:style>
    <style:style style:name="Table115.A" style:family="table-column">
      <style:table-column-properties style:column-width="9.957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0.298cm" table:align="left"/>
    </style:style>
    <style:style style:name="Table116.A" style:family="table-column">
      <style:table-column-properties style:column-width="0.298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8.901cm" table:align="left"/>
    </style:style>
    <style:style style:name="Table117.A" style:family="table-column">
      <style:table-column-properties style:column-width="8.901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.498cm" table:align="left"/>
    </style:style>
    <style:style style:name="Table118.A" style:family="table-column">
      <style:table-column-properties style:column-width="1.498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5.311cm" table:align="left"/>
    </style:style>
    <style:style style:name="Table119.A" style:family="table-column">
      <style:table-column-properties style:column-width="5.311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0.298cm" table:align="left"/>
    </style:style>
    <style:style style:name="Table120.A" style:family="table-column">
      <style:table-column-properties style:column-width="0.298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8.003cm" table:align="left"/>
    </style:style>
    <style:style style:name="Table121.A" style:family="table-column">
      <style:table-column-properties style:column-width="8.003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.755cm" table:align="left"/>
    </style:style>
    <style:style style:name="Table122.A" style:family="table-column">
      <style:table-column-properties style:column-width="1.755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3.53cm" table:align="left"/>
    </style:style>
    <style:style style:name="Table123.A" style:family="table-column">
      <style:table-column-properties style:column-width="3.53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0.298cm" table:align="left"/>
    </style:style>
    <style:style style:name="Table124.A" style:family="table-column">
      <style:table-column-properties style:column-width="0.298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0.298cm" table:align="left"/>
    </style:style>
    <style:style style:name="Table125.A" style:family="table-column">
      <style:table-column-properties style:column-width="0.298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8.317cm" table:align="left"/>
    </style:style>
    <style:style style:name="Table126.A" style:family="table-column">
      <style:table-column-properties style:column-width="8.317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4.41cm" table:align="left"/>
    </style:style>
    <style:style style:name="Table127.A" style:family="table-column">
      <style:table-column-properties style:column-width="4.41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0.619cm" table:align="left"/>
    </style:style>
    <style:style style:name="Table128.A" style:family="table-column">
      <style:table-column-properties style:column-width="10.619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0.298cm" table:align="left"/>
    </style:style>
    <style:style style:name="Table129.A" style:family="table-column">
      <style:table-column-properties style:column-width="0.298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0.298cm" table:align="left"/>
    </style:style>
    <style:style style:name="Table130.A" style:family="table-column">
      <style:table-column-properties style:column-width="0.298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8.696cm" table:align="left"/>
    </style:style>
    <style:style style:name="Table131.A" style:family="table-column">
      <style:table-column-properties style:column-width="8.696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1.009cm" table:align="left"/>
    </style:style>
    <style:style style:name="Table132.A" style:family="table-column">
      <style:table-column-properties style:column-width="1.009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6.865cm" table:align="left"/>
    </style:style>
    <style:style style:name="Table133.A" style:family="table-column">
      <style:table-column-properties style:column-width="6.865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0.298cm" table:align="left"/>
    </style:style>
    <style:style style:name="Table134.A" style:family="table-column">
      <style:table-column-properties style:column-width="0.298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0.298cm" table:align="left"/>
    </style:style>
    <style:style style:name="Table135.A" style:family="table-column">
      <style:table-column-properties style:column-width="0.298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9.356cm" table:align="left"/>
    </style:style>
    <style:style style:name="Table136.A" style:family="table-column">
      <style:table-column-properties style:column-width="9.356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0.96cm" table:align="left"/>
    </style:style>
    <style:style style:name="Table137.A" style:family="table-column">
      <style:table-column-properties style:column-width="0.96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6.816cm" table:align="left"/>
    </style:style>
    <style:style style:name="Table138.A" style:family="table-column">
      <style:table-column-properties style:column-width="6.816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298cm" table:align="left"/>
    </style:style>
    <style:style style:name="Table139.A" style:family="table-column">
      <style:table-column-properties style:column-width="0.298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0.298cm" table:align="left"/>
    </style:style>
    <style:style style:name="Table140.A" style:family="table-column">
      <style:table-column-properties style:column-width="0.298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10.278cm" table:align="left"/>
    </style:style>
    <style:style style:name="Table141.A" style:family="table-column">
      <style:table-column-properties style:column-width="10.278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1.058cm" table:align="left"/>
    </style:style>
    <style:style style:name="Table142.A" style:family="table-column">
      <style:table-column-properties style:column-width="1.058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7.022cm" table:align="left"/>
    </style:style>
    <style:style style:name="Table143.A" style:family="table-column">
      <style:table-column-properties style:column-width="7.022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0.298cm" table:align="left"/>
    </style:style>
    <style:style style:name="Table144.A" style:family="table-column">
      <style:table-column-properties style:column-width="0.298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4.098cm" table:align="left"/>
    </style:style>
    <style:style style:name="Table145.A" style:family="table-column">
      <style:table-column-properties style:column-width="4.098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7.694cm" table:align="left"/>
    </style:style>
    <style:style style:name="Table146.A" style:family="table-column">
      <style:table-column-properties style:column-width="7.694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7cm" table:align="left"/>
    </style:style>
    <style:style style:name="Table147.A" style:family="table-column">
      <style:table-column-properties style:column-width="17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0.298cm" table:align="left"/>
    </style:style>
    <style:style style:name="Table148.A" style:family="table-column">
      <style:table-column-properties style:column-width="0.298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4.147cm" table:align="left"/>
    </style:style>
    <style:style style:name="Table149.A" style:family="table-column">
      <style:table-column-properties style:column-width="4.147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1.289cm" table:align="left"/>
    </style:style>
    <style:style style:name="Table150.A" style:family="table-column">
      <style:table-column-properties style:column-width="1.289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14.302cm" table:align="left"/>
    </style:style>
    <style:style style:name="Table151.A" style:family="table-column">
      <style:table-column-properties style:column-width="14.302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9.271cm" table:align="left"/>
    </style:style>
    <style:style style:name="Table152.A" style:family="table-column">
      <style:table-column-properties style:column-width="9.271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7.523cm" table:align="left"/>
    </style:style>
    <style:style style:name="Table153.A" style:family="table-column">
      <style:table-column-properties style:column-width="7.523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0.298cm" table:align="left"/>
    </style:style>
    <style:style style:name="Table154.A" style:family="table-column">
      <style:table-column-properties style:column-width="0.298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1.619cm" table:align="left"/>
    </style:style>
    <style:style style:name="Table155.A" style:family="table-column">
      <style:table-column-properties style:column-width="1.619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10.384cm" table:align="left"/>
    </style:style>
    <style:style style:name="Table156.A" style:family="table-column">
      <style:table-column-properties style:column-width="10.384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1.229cm" table:align="left"/>
    </style:style>
    <style:style style:name="Table157.A" style:family="table-column">
      <style:table-column-properties style:column-width="1.229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9.645cm" table:align="left"/>
    </style:style>
    <style:style style:name="Table158.A" style:family="table-column">
      <style:table-column-properties style:column-width="9.645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4.849cm" table:align="left"/>
    </style:style>
    <style:style style:name="Table159.A" style:family="table-column">
      <style:table-column-properties style:column-width="4.849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8.221cm" table:align="left"/>
    </style:style>
    <style:style style:name="Table160.A" style:family="table-column">
      <style:table-column-properties style:column-width="8.221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0.542cm" table:align="left"/>
    </style:style>
    <style:style style:name="Table161.A" style:family="table-column">
      <style:table-column-properties style:column-width="0.542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12.51cm" table:align="left"/>
    </style:style>
    <style:style style:name="Table162.A" style:family="table-column">
      <style:table-column-properties style:column-width="12.51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3.844cm" table:align="left"/>
    </style:style>
    <style:style style:name="Table163.A" style:family="table-column">
      <style:table-column-properties style:column-width="3.844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15.131cm" table:align="left"/>
    </style:style>
    <style:style style:name="Table164.A" style:family="table-column">
      <style:table-column-properties style:column-width="15.131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0.298cm" table:align="left"/>
    </style:style>
    <style:style style:name="Table165.A" style:family="table-column">
      <style:table-column-properties style:column-width="0.298cm"/>
    </style:style>
    <style:style style:name="Table16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817226223936">
          <table:table-cell table:style-name="Table1.A1" office:value-type="string">
            <text:p text:style-name="Table_20_Contents"><text:bookmark text:name="LC1"/># Hey Emacs, this is a -*- makefile -*-</text:p>
          </table:table-cell>
        </table:table-row>
      </table:table>
      <table:table table:name="Table2" table:style-name="Table2">
        <table:table-column table:style-name="Table2.A"/>
        <table:table-row table:style-name="TableLine94817226218000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94817236674368">
          <table:table-cell table:style-name="Table3.A1" office:value-type="string">
            <text:p text:style-name="Table_20_Contents"><text:bookmark text:name="LC3"/># AVR-GCC Makefile template, derived from the WinAVR template (which</text:p>
          </table:table-cell>
        </table:table-row>
      </table:table>
      <table:table table:name="Table4" table:style-name="Table4">
        <table:table-column table:style-name="Table4.A"/>
        <table:table-row table:style-name="TableLine94817236766992">
          <table:table-cell table:style-name="Table4.A1" office:value-type="string">
            <text:p text:style-name="Table_20_Contents"><text:bookmark text:name="LC4"/># is public domain), believed to be neutral to any flavor of "make"</text:p>
          </table:table-cell>
        </table:table-row>
      </table:table>
      <table:table table:name="Table5" table:style-name="Table5">
        <table:table-column table:style-name="Table5.A"/>
        <table:table-row table:style-name="TableLine94817226255200">
          <table:table-cell table:style-name="Table5.A1" office:value-type="string">
            <text:p text:style-name="Table_20_Contents"><text:bookmark text:name="LC5"/># (GNU make, BSD make, SysV make)</text:p>
          </table:table-cell>
        </table:table-row>
      </table:table>
      <table:table table:name="Table6" table:style-name="Table6">
        <table:table-column table:style-name="Table6.A"/>
        <table:table-row table:style-name="TableLine94817223471184"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 table:style-name="TableLine94817226256240">
          <table:table-cell table:style-name="Table7.A1" office:value-type="string">
            <text:p text:style-name="Table_20_Contents"><text:bookmark text:name="LC7"/>MCU = atmega328p</text:p>
          </table:table-cell>
        </table:table-row>
      </table:table>
      <table:table table:name="Table8" table:style-name="Table8">
        <table:table-column table:style-name="Table8.A"/>
        <table:table-row table:style-name="TableLine94817236658064">
          <table:table-cell table:style-name="Table8.A1" office:value-type="string">
            <text:p text:style-name="Table_20_Contents"><text:bookmark text:name="LC8"/>F_CPU=16000000</text:p>
          </table:table-cell>
        </table:table-row>
      </table:table>
      <table:table table:name="Table9" table:style-name="Table9">
        <table:table-column table:style-name="Table9.A"/>
        <table:table-row table:style-name="TableLine94817226223648">
          <table:table-cell table:style-name="Table9.A1" office:value-type="string">
            <text:p text:style-name="Table_20_Contents"><text:bookmark text:name="LC9"/>FORMAT = ihex</text:p>
          </table:table-cell>
        </table:table-row>
      </table:table>
      <table:table table:name="Table10" table:style-name="Table10">
        <table:table-column table:style-name="Table10.A"/>
        <table:table-row table:style-name="TableLine94817237043056">
          <table:table-cell table:style-name="Table10.A1" office:value-type="string">
            <text:p text:style-name="Table_20_Contents"><text:bookmark text:name="LC10"/>TARGET = main</text:p>
          </table:table-cell>
        </table:table-row>
      </table:table>
      <table:table table:name="Table11" table:style-name="Table11">
        <table:table-column table:style-name="Table11.A"/>
        <table:table-row table:style-name="TableLine94817226790880">
          <table:table-cell table:style-name="Table11.A1" office:value-type="string">
            <text:p text:style-name="Table_20_Contents"><text:bookmark text:name="LC11"/>SRC = $(TARGET).c</text:p>
          </table:table-cell>
        </table:table-row>
      </table:table>
      <table:table table:name="Table12" table:style-name="Table12">
        <table:table-column table:style-name="Table12.A"/>
        <table:table-row table:style-name="TableLine94817236667984">
          <table:table-cell table:style-name="Table12.A1" office:value-type="string">
            <text:p text:style-name="Table_20_Contents"><text:bookmark text:name="LC12"/>ASRC = </text:p>
          </table:table-cell>
        </table:table-row>
      </table:table>
      <table:table table:name="Table13" table:style-name="Table13">
        <table:table-column table:style-name="Table13.A"/>
        <table:table-row table:style-name="TableLine94817226763280">
          <table:table-cell table:style-name="Table13.A1" office:value-type="string">
            <text:p text:style-name="Table_20_Contents"><text:bookmark text:name="LC13"/>OPT = s</text:p>
          </table:table-cell>
        </table:table-row>
      </table:table>
      <table:table table:name="Table14" table:style-name="Table14">
        <table:table-column table:style-name="Table14.A"/>
        <table:table-row table:style-name="TableLine94817236757168"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 table:style-name="TableLine94817236796704">
          <table:table-cell table:style-name="Table15.A1" office:value-type="string">
            <text:p text:style-name="Table_20_Contents"><text:bookmark text:name="LC15"/># Name of this Makefile (used for "make depend").</text:p>
          </table:table-cell>
        </table:table-row>
      </table:table>
      <table:table table:name="Table16" table:style-name="Table16">
        <table:table-column table:style-name="Table16.A"/>
        <table:table-row table:style-name="TableLine94817236246784">
          <table:table-cell table:style-name="Table16.A1" office:value-type="string">
            <text:p text:style-name="Table_20_Contents"><text:bookmark text:name="LC16"/>MAKEFILE = Makefile</text:p>
          </table:table-cell>
        </table:table-row>
      </table:table>
      <table:table table:name="Table17" table:style-name="Table17">
        <table:table-column table:style-name="Table17.A"/>
        <table:table-row table:style-name="TableLine94817236901216"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 table:style-name="TableLine94817237015504">
          <table:table-cell table:style-name="Table18.A1" office:value-type="string">
            <text:p text:style-name="Table_20_Contents"><text:bookmark text:name="LC18"/># Compiler flag to set the C Standard level.</text:p>
          </table:table-cell>
        </table:table-row>
      </table:table>
      <table:table table:name="Table19" table:style-name="Table19">
        <table:table-column table:style-name="Table19.A"/>
        <table:table-row table:style-name="TableLine94817236853504">
          <table:table-cell table:style-name="Table19.A1" office:value-type="string">
            <text:p text:style-name="Table_20_Contents"><text:bookmark text:name="LC19"/># c89 - "ANSI" C</text:p>
          </table:table-cell>
        </table:table-row>
      </table:table>
      <table:table table:name="Table20" table:style-name="Table20">
        <table:table-column table:style-name="Table20.A"/>
        <table:table-row table:style-name="TableLine94817226772480">
          <table:table-cell table:style-name="Table20.A1" office:value-type="string">
            <text:p text:style-name="Table_20_Contents"><text:bookmark text:name="LC20"/># gnu89 - c89 plus GCC extensions</text:p>
          </table:table-cell>
        </table:table-row>
      </table:table>
      <table:table table:name="Table21" table:style-name="Table21">
        <table:table-column table:style-name="Table21.A"/>
        <table:table-row table:style-name="TableLine94817236866624">
          <table:table-cell table:style-name="Table21.A1" office:value-type="string">
            <text:p text:style-name="Table_20_Contents"><text:bookmark text:name="LC21"/># c99 - ISO C99 standard (not yet fully implemented)</text:p>
          </table:table-cell>
        </table:table-row>
      </table:table>
      <table:table table:name="Table22" table:style-name="Table22">
        <table:table-column table:style-name="Table22.A"/>
        <table:table-row table:style-name="TableLine94817226745312">
          <table:table-cell table:style-name="Table22.A1" office:value-type="string">
            <text:p text:style-name="Table_20_Contents"><text:bookmark text:name="LC22"/># gnu99 - c99 plus GCC extensions</text:p>
          </table:table-cell>
        </table:table-row>
      </table:table>
      <table:table table:name="Table23" table:style-name="Table23">
        <table:table-column table:style-name="Table23.A"/>
        <table:table-row table:style-name="TableLine94817236912016">
          <table:table-cell table:style-name="Table23.A1" office:value-type="string">
            <text:p text:style-name="Table_20_Contents"><text:bookmark text:name="LC23"/>CSTANDARD = -std=gnu99</text:p>
          </table:table-cell>
        </table:table-row>
      </table:table>
      <table:table table:name="Table24" table:style-name="Table24">
        <table:table-column table:style-name="Table24.A"/>
        <table:table-row table:style-name="TableLine94817226751712">
          <table:table-cell table:style-name="Table24.A1" office:value-type="string">
            <text:p text:style-name="Table_20_Contents"><text:bookmark text:name="LC24"/>#CSTANDARD = -std=gnu11</text:p>
          </table:table-cell>
        </table:table-row>
      </table:table>
      <table:table table:name="Table25" table:style-name="Table25">
        <table:table-column table:style-name="Table25.A"/>
        <table:table-row table:style-name="TableLine94817237016144">
          <table:table-cell table:style-name="Table25.A1" office:value-type="string">
            <text:p text:style-name="P1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94817236676288">
          <table:table-cell table:style-name="Table26.A1" office:value-type="string">
            <text:p text:style-name="Table_20_Contents"><text:bookmark text:name="LC26"/># Place -D or -U options here</text:p>
          </table:table-cell>
        </table:table-row>
      </table:table>
      <table:table table:name="Table27" table:style-name="Table27">
        <table:table-column table:style-name="Table27.A"/>
        <table:table-row table:style-name="TableLine94817236825888">
          <table:table-cell table:style-name="Table27.A1" office:value-type="string">
            <text:p text:style-name="Table_20_Contents"><text:bookmark text:name="LC27"/>CDEFS =</text:p>
          </table:table-cell>
        </table:table-row>
      </table:table>
      <table:table table:name="Table28" table:style-name="Table28">
        <table:table-column table:style-name="Table28.A"/>
        <table:table-row table:style-name="TableLine94817237040864"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 table:style-name="TableLine94817236734256">
          <table:table-cell table:style-name="Table29.A1" office:value-type="string">
            <text:p text:style-name="Table_20_Contents"><text:bookmark text:name="LC29"/># Place -I options here</text:p>
          </table:table-cell>
        </table:table-row>
      </table:table>
      <table:table table:name="Table30" table:style-name="Table30">
        <table:table-column table:style-name="Table30.A"/>
        <table:table-row table:style-name="TableLine94817236726368">
          <table:table-cell table:style-name="Table30.A1" office:value-type="string">
            <text:p text:style-name="Table_20_Contents"><text:bookmark text:name="LC30"/>CINCS =</text:p>
          </table:table-cell>
        </table:table-row>
      </table:table>
      <table:table table:name="Table31" table:style-name="Table31">
        <table:table-column table:style-name="Table31.A"/>
        <table:table-row table:style-name="TableLine94817236819280"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 table:style-name="TableLine94817226730208"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 table:style-name="TableLine94817226755904">
          <table:table-cell table:style-name="Table33.A1" office:value-type="string">
            <text:p text:style-name="Table_20_Contents"><text:bookmark text:name="LC33"/>CDEBUG = -g</text:p>
          </table:table-cell>
        </table:table-row>
      </table:table>
      <table:table table:name="Table34" table:style-name="Table34">
        <table:table-column table:style-name="Table34.A"/>
        <table:table-row table:style-name="TableLine94817236859616">
          <table:table-cell table:style-name="Table34.A1" office:value-type="string">
            <text:p text:style-name="Table_20_Contents"><text:bookmark text:name="LC34"/>CWARN = -Wall -Wstrict-prototypes</text:p>
          </table:table-cell>
        </table:table-row>
      </table:table>
      <table:table table:name="Table35" table:style-name="Table35">
        <table:table-column table:style-name="Table35.A"/>
        <table:table-row table:style-name="TableLine94817236863168">
          <table:table-cell table:style-name="Table35.A1" office:value-type="string">
            <text:p text:style-name="Table_20_Contents"><text:bookmark text:name="LC35"/>CTUNING = -funsigned-char -funsigned-bitfields -fpack-struct -fshort-enums</text:p>
          </table:table-cell>
        </table:table-row>
      </table:table>
      <table:table table:name="Table36" table:style-name="Table36">
        <table:table-column table:style-name="Table36.A"/>
        <table:table-row table:style-name="TableLine94817226761312">
          <table:table-cell table:style-name="Table36.A1" office:value-type="string">
            <text:p text:style-name="Table_20_Contents"><text:bookmark text:name="LC36"/>CFLAGS = $(CDEBUG) $(CDEFS) $(CINCS) -O$(OPT) -O2 $(CWARN) $(CSTANDARD) $(CEXTRA) </text:p>
          </table:table-cell>
        </table:table-row>
      </table:table>
      <table:table table:name="Table37" table:style-name="Table37">
        <table:table-column table:style-name="Table37.A"/>
        <table:table-row table:style-name="TableLine94817237038064">
          <table:table-cell table:style-name="Table37.A1" office:value-type="string">
            <text:p text:style-name="Table_20_Contents"><text:bookmark text:name="LC37"/>CPPFLAGS=-DF_CPU=$(F_CPU)L</text:p>
          </table:table-cell>
        </table:table-row>
      </table:table>
      <table:table table:name="Table38" table:style-name="Table38">
        <table:table-column table:style-name="Table38.A"/>
        <table:table-row table:style-name="TableLine94817226783248">
          <table:table-cell table:style-name="Table38.A1" office:value-type="string">
            <text:p text:style-name="Table_20_Contents"><text:bookmark text:name="LC38"/>ASFLAGS = -Wa,-adhlns=$(&lt;:.S=.lst),-gstabs </text:p>
          </table:table-cell>
        </table:table-row>
      </table:table>
      <table:table table:name="Table39" table:style-name="Table39">
        <table:table-column table:style-name="Table39.A"/>
        <table:table-row table:style-name="TableLine94817236738512"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 table:style-name="TableLine94817236856736">
          <table:table-cell table:style-name="Table40.A1" office:value-type="string">
            <text:p text:style-name="Table_20_Contents"><text:bookmark text:name="LC40"/>#Additional libraries.</text:p>
          </table:table-cell>
        </table:table-row>
      </table:table>
      <table:table table:name="Table41" table:style-name="Table41">
        <table:table-column table:style-name="Table41.A"/>
        <table:table-row table:style-name="TableLine94817236908304"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 table:style-name="TableLine94817236902544">
          <table:table-cell table:style-name="Table42.A1" office:value-type="string">
            <text:p text:style-name="Table_20_Contents"><text:bookmark text:name="LC42"/># Minimalistic printf version</text:p>
          </table:table-cell>
        </table:table-row>
      </table:table>
      <table:table table:name="Table43" table:style-name="Table43">
        <table:table-column table:style-name="Table43.A"/>
        <table:table-row table:style-name="TableLine94817236690160">
          <table:table-cell table:style-name="Table43.A1" office:value-type="string">
            <text:p text:style-name="Table_20_Contents"><text:bookmark text:name="LC43"/>PRINTF_LIB_MIN = -Wl,-u,vfprintf -lprintf_min</text:p>
          </table:table-cell>
        </table:table-row>
      </table:table>
      <table:table table:name="Table44" table:style-name="Table44">
        <table:table-column table:style-name="Table44.A"/>
        <table:table-row table:style-name="TableLine94817236720416">
          <table:table-cell table:style-name="Table44.A1" office:value-type="string">
            <text:p text:style-name="P1"><text:bookmark text:name="LC44"/></text:p>
          </table:table-cell>
        </table:table-row>
      </table:table>
      <table:table table:name="Table45" table:style-name="Table45">
        <table:table-column table:style-name="Table45.A"/>
        <table:table-row table:style-name="TableLine94817236723344">
          <table:table-cell table:style-name="Table45.A1" office:value-type="string">
            <text:p text:style-name="Table_20_Contents"><text:bookmark text:name="LC45"/># Floating point printf version (requires MATH_LIB = -lm below)</text:p>
          </table:table-cell>
        </table:table-row>
      </table:table>
      <table:table table:name="Table46" table:style-name="Table46">
        <table:table-column table:style-name="Table46.A"/>
        <table:table-row table:style-name="TableLine94817236743168">
          <table:table-cell table:style-name="Table46.A1" office:value-type="string">
            <text:p text:style-name="Table_20_Contents"><text:bookmark text:name="LC46"/>PRINTF_LIB_FLOAT = -Wl,-u,vfprintf -lprintf_flt</text:p>
          </table:table-cell>
        </table:table-row>
      </table:table>
      <table:table table:name="Table47" table:style-name="Table47">
        <table:table-column table:style-name="Table47.A"/>
        <table:table-row table:style-name="TableLine94817237029872">
          <table:table-cell table:style-name="Table47.A1" office:value-type="string">
            <text:p text:style-name="P1"><text:bookmark text:name="LC47"/></text:p>
          </table:table-cell>
        </table:table-row>
      </table:table>
      <table:table table:name="Table48" table:style-name="Table48">
        <table:table-column table:style-name="Table48.A"/>
        <table:table-row table:style-name="TableLine94817236964128">
          <table:table-cell table:style-name="Table48.A1" office:value-type="string">
            <text:p text:style-name="Table_20_Contents"><text:bookmark text:name="LC48"/>PRINTF_LIB = </text:p>
          </table:table-cell>
        </table:table-row>
      </table:table>
      <table:table table:name="Table49" table:style-name="Table49">
        <table:table-column table:style-name="Table49.A"/>
        <table:table-row table:style-name="TableLine94817226775232"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 table:style-name="TableLine94817236745392">
          <table:table-cell table:style-name="Table50.A1" office:value-type="string">
            <text:p text:style-name="Table_20_Contents"><text:bookmark text:name="LC50"/># Minimalistic scanf version</text:p>
          </table:table-cell>
        </table:table-row>
      </table:table>
      <table:table table:name="Table51" table:style-name="Table51">
        <table:table-column table:style-name="Table51.A"/>
        <table:table-row table:style-name="TableLine94817236926112">
          <table:table-cell table:style-name="Table51.A1" office:value-type="string">
            <text:p text:style-name="Table_20_Contents"><text:bookmark text:name="LC51"/>SCANF_LIB_MIN = -Wl,-u,vfscanf -lscanf_min</text:p>
          </table:table-cell>
        </table:table-row>
      </table:table>
      <table:table table:name="Table52" table:style-name="Table52">
        <table:table-column table:style-name="Table52.A"/>
        <text:soft-page-break/>
        <table:table-row table:style-name="TableLine94817236930672">
          <table:table-cell table:style-name="Table52.A1" office:value-type="string">
            <text:p text:style-name="P1"><text:bookmark text:name="LC52"/></text:p>
          </table:table-cell>
        </table:table-row>
      </table:table>
      <table:table table:name="Table53" table:style-name="Table53">
        <table:table-column table:style-name="Table53.A"/>
        <table:table-row table:style-name="TableLine94817236847664">
          <table:table-cell table:style-name="Table53.A1" office:value-type="string">
            <text:p text:style-name="Table_20_Contents"><text:bookmark text:name="LC53"/># Floating point + %[ scanf version (requires MATH_LIB = -lm below)</text:p>
          </table:table-cell>
        </table:table-row>
      </table:table>
      <table:table table:name="Table54" table:style-name="Table54">
        <table:table-column table:style-name="Table54.A"/>
        <table:table-row table:style-name="TableLine94817236698720">
          <table:table-cell table:style-name="Table54.A1" office:value-type="string">
            <text:p text:style-name="Table_20_Contents"><text:bookmark text:name="LC54"/>SCANF_LIB_FLOAT = -Wl,-u,vfscanf -lscanf_flt</text:p>
          </table:table-cell>
        </table:table-row>
      </table:table>
      <table:table table:name="Table55" table:style-name="Table55">
        <table:table-column table:style-name="Table55.A"/>
        <table:table-row table:style-name="TableLine94817236703200">
          <table:table-cell table:style-name="Table55.A1" office:value-type="string">
            <text:p text:style-name="P1"><text:bookmark text:name="LC55"/></text:p>
          </table:table-cell>
        </table:table-row>
      </table:table>
      <table:table table:name="Table56" table:style-name="Table56">
        <table:table-column table:style-name="Table56.A"/>
        <table:table-row table:style-name="TableLine94817237024416">
          <table:table-cell table:style-name="Table56.A1" office:value-type="string">
            <text:p text:style-name="Table_20_Contents"><text:bookmark text:name="LC56"/>SCANF_LIB = </text:p>
          </table:table-cell>
        </table:table-row>
      </table:table>
      <table:table table:name="Table57" table:style-name="Table57">
        <table:table-column table:style-name="Table57.A"/>
        <table:table-row table:style-name="TableLine94817236933840">
          <table:table-cell table:style-name="Table57.A1" office:value-type="string">
            <text:p text:style-name="P1"><text:bookmark text:name="LC57"/></text:p>
          </table:table-cell>
        </table:table-row>
      </table:table>
      <table:table table:name="Table58" table:style-name="Table58">
        <table:table-column table:style-name="Table58.A"/>
        <table:table-row table:style-name="TableLine94817236936384">
          <table:table-cell table:style-name="Table58.A1" office:value-type="string">
            <text:p text:style-name="Table_20_Contents"><text:bookmark text:name="LC58"/>MATH_LIB = -lm</text:p>
          </table:table-cell>
        </table:table-row>
      </table:table>
      <table:table table:name="Table59" table:style-name="Table59">
        <table:table-column table:style-name="Table59.A"/>
        <table:table-row table:style-name="TableLine94817236788848">
          <table:table-cell table:style-name="Table59.A1" office:value-type="string">
            <text:p text:style-name="P1"><text:bookmark text:name="LC59"/></text:p>
          </table:table-cell>
        </table:table-row>
      </table:table>
      <table:table table:name="Table60" table:style-name="Table60">
        <table:table-column table:style-name="Table60.A"/>
        <table:table-row table:style-name="TableLine94817236794688">
          <table:table-cell table:style-name="Table60.A1" office:value-type="string">
            <text:p text:style-name="Table_20_Contents"><text:bookmark text:name="LC60"/>LDFLAGS = $(EXTMEMOPTS) $(LDMAP) $(PRINTF_LIB) $(SCANF_LIB) $(MATH_LIB)</text:p>
          </table:table-cell>
        </table:table-row>
      </table:table>
      <table:table table:name="Table61" table:style-name="Table61">
        <table:table-column table:style-name="Table61.A"/>
        <table:table-row table:style-name="TableLine94817236680032"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 table:style-name="TableLine94817236688544">
          <table:table-cell table:style-name="Table62.A1" office:value-type="string">
            <text:p text:style-name="P1"><text:bookmark text:name="LC62"/></text:p>
          </table:table-cell>
        </table:table-row>
      </table:table>
      <table:table table:name="Table63" table:style-name="Table63">
        <table:table-column table:style-name="Table63.A"/>
        <table:table-row table:style-name="TableLine94817236685168">
          <table:table-cell table:style-name="Table63.A1" office:value-type="string">
            <text:p text:style-name="Table_20_Contents"><text:bookmark text:name="LC63"/># Programming support using avrdude. Settings and variables.</text:p>
          </table:table-cell>
        </table:table-row>
      </table:table>
      <table:table table:name="Table64" table:style-name="Table64">
        <table:table-column table:style-name="Table64.A"/>
        <table:table-row table:style-name="TableLine94817236873808">
          <table:table-cell table:style-name="Table64.A1" office:value-type="string">
            <text:p text:style-name="P1"><text:bookmark text:name="LC64"/></text:p>
          </table:table-cell>
        </table:table-row>
      </table:table>
      <table:table table:name="Table65" table:style-name="Table65">
        <table:table-column table:style-name="Table65.A"/>
        <table:table-row table:style-name="TableLine94817236877152">
          <table:table-cell table:style-name="Table65.A1" office:value-type="string">
            <text:p text:style-name="Table_20_Contents"><text:bookmark text:name="LC65"/>AVRDUDE_PROGRAMMER = arduino</text:p>
          </table:table-cell>
        </table:table-row>
      </table:table>
      <table:table table:name="Table66" table:style-name="Table66">
        <table:table-column table:style-name="Table66.A"/>
        <table:table-row table:style-name="TableLine94817236917264">
          <table:table-cell table:style-name="Table66.A1" office:value-type="string">
            <text:p text:style-name="Table_20_Contents"><text:bookmark text:name="LC66"/>AVRDUDE_PORT = /dev/ttyACM0</text:p>
          </table:table-cell>
        </table:table-row>
      </table:table>
      <table:table table:name="Table67" table:style-name="Table67">
        <table:table-column table:style-name="Table67.A"/>
        <table:table-row table:style-name="TableLine94817236922176">
          <table:table-cell table:style-name="Table67.A1" office:value-type="string">
            <text:p text:style-name="Table_20_Contents"><text:bookmark text:name="LC67"/>AVRDUDE_BUDRATE = 115200</text:p>
          </table:table-cell>
        </table:table-row>
      </table:table>
      <table:table table:name="Table68" table:style-name="Table68">
        <table:table-column table:style-name="Table68.A"/>
        <table:table-row table:style-name="TableLine94817236708224">
          <table:table-cell table:style-name="Table68.A1" office:value-type="string">
            <text:p text:style-name="P1"><text:bookmark text:name="LC68"/></text:p>
          </table:table-cell>
        </table:table-row>
      </table:table>
      <table:table table:name="Table69" table:style-name="Table69">
        <table:table-column table:style-name="Table69.A"/>
        <table:table-row table:style-name="TableLine94817236711472">
          <table:table-cell table:style-name="Table69.A1" office:value-type="string">
            <text:p text:style-name="Table_20_Contents"><text:bookmark text:name="LC69"/>AVRDUDE_WRITE_FLASH = -U flash:w:$(TARGET).hex</text:p>
          </table:table-cell>
        </table:table-row>
      </table:table>
      <table:table table:name="Table70" table:style-name="Table70">
        <table:table-column table:style-name="Table70.A"/>
        <table:table-row table:style-name="TableLine94817236718272">
          <table:table-cell table:style-name="Table70.A1" office:value-type="string">
            <text:p text:style-name="Table_20_Contents"><text:bookmark text:name="LC70"/>AVRDUDE_WRITE_EEPROM = -U eeprom:w:$(TARGET).eep</text:p>
          </table:table-cell>
        </table:table-row>
      </table:table>
      <table:table table:name="Table71" table:style-name="Table71">
        <table:table-column table:style-name="Table71.A"/>
        <table:table-row table:style-name="TableLine94817236883024">
          <table:table-cell table:style-name="Table71.A1" office:value-type="string">
            <text:p text:style-name="P1"><text:bookmark text:name="LC71"/></text:p>
          </table:table-cell>
        </table:table-row>
      </table:table>
      <table:table table:name="Table72" table:style-name="Table72">
        <table:table-column table:style-name="Table72.A"/>
        <table:table-row table:style-name="TableLine94817236886384">
          <table:table-cell table:style-name="Table72.A1" office:value-type="string">
            <text:p text:style-name="Table_20_Contents"><text:bookmark text:name="LC72"/>AVRDUDE_BASIC = -p $(MCU) -P $(AVRDUDE_PORT) -c $(AVRDUDE_PROGRAMMER) -b $(AVRDUDE_BUDRATE)</text:p>
          </table:table-cell>
        </table:table-row>
      </table:table>
      <table:table table:name="Table73" table:style-name="Table73">
        <table:table-column table:style-name="Table73.A"/>
        <table:table-row table:style-name="TableLine94817236893216">
          <table:table-cell table:style-name="Table73.A1" office:value-type="string">
            <text:p text:style-name="Table_20_Contents"><text:bookmark text:name="LC73"/>AVRDUDE_FLAGS = $(AVRDUDE_BASIC) $(AVRDUDE_NO_VERIFY) $(AVRDUDE_VERBOSE) $(AVRDUDE_ERASE_COUNTER)</text:p>
          </table:table-cell>
        </table:table-row>
      </table:table>
      <table:table table:name="Table74" table:style-name="Table74">
        <table:table-column table:style-name="Table74.A"/>
        <table:table-row table:style-name="TableLine94817236769728">
          <table:table-cell table:style-name="Table74.A1" office:value-type="string">
            <text:p text:style-name="P1"><text:bookmark text:name="LC74"/></text:p>
          </table:table-cell>
        </table:table-row>
      </table:table>
      <table:table table:name="Table75" table:style-name="Table75">
        <table:table-column table:style-name="Table75.A"/>
        <table:table-row table:style-name="TableLine94817236776160">
          <table:table-cell table:style-name="Table75.A1" office:value-type="string">
            <text:p text:style-name="P1"><text:bookmark text:name="LC75"/></text:p>
          </table:table-cell>
        </table:table-row>
      </table:table>
      <table:table table:name="Table76" table:style-name="Table76">
        <table:table-column table:style-name="Table76.A"/>
        <table:table-row table:style-name="TableLine94817236777856">
          <table:table-cell table:style-name="Table76.A1" office:value-type="string">
            <text:p text:style-name="Table_20_Contents"><text:bookmark text:name="LC76"/>CC = avr-gcc</text:p>
          </table:table-cell>
        </table:table-row>
      </table:table>
      <table:table table:name="Table77" table:style-name="Table77">
        <table:table-column table:style-name="Table77.A"/>
        <table:table-row table:style-name="TableLine94817236784480">
          <table:table-cell table:style-name="Table77.A1" office:value-type="string">
            <text:p text:style-name="Table_20_Contents"><text:bookmark text:name="LC77"/>OBJCOPY = avr-objcopy</text:p>
          </table:table-cell>
        </table:table-row>
      </table:table>
      <table:table table:name="Table78" table:style-name="Table78">
        <table:table-column table:style-name="Table78.A"/>
        <table:table-row table:style-name="TableLine94817236801408">
          <table:table-cell table:style-name="Table78.A1" office:value-type="string">
            <text:p text:style-name="Table_20_Contents"><text:bookmark text:name="LC78"/>OBJDUMP = avr-objdump</text:p>
          </table:table-cell>
        </table:table-row>
      </table:table>
      <table:table table:name="Table79" table:style-name="Table79">
        <table:table-column table:style-name="Table79.A"/>
        <table:table-row table:style-name="TableLine94817236806864">
          <table:table-cell table:style-name="Table79.A1" office:value-type="string">
            <text:p text:style-name="Table_20_Contents"><text:bookmark text:name="LC79"/>SIZE = avr-size</text:p>
          </table:table-cell>
        </table:table-row>
      </table:table>
      <table:table table:name="Table80" table:style-name="Table80">
        <table:table-column table:style-name="Table80.A"/>
        <table:table-row table:style-name="TableLine94817236811696">
          <table:table-cell table:style-name="Table80.A1" office:value-type="string">
            <text:p text:style-name="Table_20_Contents"><text:bookmark text:name="LC80"/>NM = avr-nm</text:p>
          </table:table-cell>
        </table:table-row>
      </table:table>
      <table:table table:name="Table81" table:style-name="Table81">
        <table:table-column table:style-name="Table81.A"/>
        <table:table-row table:style-name="TableLine94817236816752">
          <table:table-cell table:style-name="Table81.A1" office:value-type="string">
            <text:p text:style-name="Table_20_Contents"><text:bookmark text:name="LC81"/>AVRDUDE = avrdude</text:p>
          </table:table-cell>
        </table:table-row>
      </table:table>
      <table:table table:name="Table82" table:style-name="Table82">
        <table:table-column table:style-name="Table82.A"/>
        <table:table-row table:style-name="TableLine94817236944144">
          <table:table-cell table:style-name="Table82.A1" office:value-type="string">
            <text:p text:style-name="Table_20_Contents"><text:bookmark text:name="LC82"/>REMOVE = rm -f</text:p>
          </table:table-cell>
        </table:table-row>
      </table:table>
      <table:table table:name="Table83" table:style-name="Table83">
        <table:table-column table:style-name="Table83.A"/>
        <table:table-row table:style-name="TableLine94817236949056">
          <table:table-cell table:style-name="Table83.A1" office:value-type="string">
            <text:p text:style-name="Table_20_Contents"><text:bookmark text:name="LC83"/>MV = mv -f</text:p>
          </table:table-cell>
        </table:table-row>
      </table:table>
      <table:table table:name="Table84" table:style-name="Table84">
        <table:table-column table:style-name="Table84.A"/>
        <table:table-row table:style-name="TableLine94817236954112">
          <table:table-cell table:style-name="Table84.A1" office:value-type="string">
            <text:p text:style-name="P1"><text:bookmark text:name="LC84"/></text:p>
          </table:table-cell>
        </table:table-row>
      </table:table>
      <table:table table:name="Table85" table:style-name="Table85">
        <table:table-column table:style-name="Table85.A"/>
        <table:table-row table:style-name="TableLine94817236961552">
          <table:table-cell table:style-name="Table85.A1" office:value-type="string">
            <text:p text:style-name="Table_20_Contents"><text:bookmark text:name="LC85"/># Define all object files.</text:p>
          </table:table-cell>
        </table:table-row>
      </table:table>
      <table:table table:name="Table86" table:style-name="Table86">
        <table:table-column table:style-name="Table86.A"/>
        <table:table-row table:style-name="TableLine94817236970096">
          <table:table-cell table:style-name="Table86.A1" office:value-type="string">
            <text:p text:style-name="Table_20_Contents"><text:bookmark text:name="LC86"/>OBJ = $(SRC:.c=.o) $(ASRC:.S=.o) </text:p>
          </table:table-cell>
        </table:table-row>
      </table:table>
      <table:table table:name="Table87" table:style-name="Table87">
        <table:table-column table:style-name="Table87.A"/>
        <table:table-row table:style-name="TableLine94817236974720">
          <table:table-cell table:style-name="Table87.A1" office:value-type="string">
            <text:p text:style-name="P1"><text:bookmark text:name="LC87"/></text:p>
          </table:table-cell>
        </table:table-row>
      </table:table>
      <table:table table:name="Table88" table:style-name="Table88">
        <table:table-column table:style-name="Table88.A"/>
        <table:table-row table:style-name="TableLine94817236981440">
          <table:table-cell table:style-name="Table88.A1" office:value-type="string">
            <text:p text:style-name="Table_20_Contents"><text:bookmark text:name="LC88"/># Define all listing files.</text:p>
          </table:table-cell>
        </table:table-row>
      </table:table>
      <table:table table:name="Table89" table:style-name="Table89">
        <table:table-column table:style-name="Table89.A"/>
        <table:table-row table:style-name="TableLine94817236985008">
          <table:table-cell table:style-name="Table89.A1" office:value-type="string">
            <text:p text:style-name="Table_20_Contents"><text:bookmark text:name="LC89"/>LST = $(ASRC:.S=.lst) $(SRC:.c=.lst)</text:p>
          </table:table-cell>
        </table:table-row>
      </table:table>
      <table:table table:name="Table90" table:style-name="Table90">
        <table:table-column table:style-name="Table90.A"/>
        <table:table-row table:style-name="TableLine94817236990080">
          <table:table-cell table:style-name="Table90.A1" office:value-type="string">
            <text:p text:style-name="P1"><text:bookmark text:name="LC90"/></text:p>
          </table:table-cell>
        </table:table-row>
      </table:table>
      <table:table table:name="Table91" table:style-name="Table91">
        <table:table-column table:style-name="Table91.A"/>
        <table:table-row table:style-name="TableLine94817236993360">
          <table:table-cell table:style-name="Table91.A1" office:value-type="string">
            <text:p text:style-name="Table_20_Contents"><text:bookmark text:name="LC91"/># Combine all necessary flags and optional flags.</text:p>
          </table:table-cell>
        </table:table-row>
      </table:table>
      <table:table table:name="Table92" table:style-name="Table92">
        <table:table-column table:style-name="Table92.A"/>
        <table:table-row table:style-name="TableLine94817237000128">
          <table:table-cell table:style-name="Table92.A1" office:value-type="string">
            <text:p text:style-name="Table_20_Contents"><text:bookmark text:name="LC92"/># Add target processor to flags.</text:p>
          </table:table-cell>
        </table:table-row>
      </table:table>
      <table:table table:name="Table93" table:style-name="Table93">
        <table:table-column table:style-name="Table93.A"/>
        <table:table-row table:style-name="TableLine94817237119104">
          <table:table-cell table:style-name="Table93.A1" office:value-type="string">
            <text:p text:style-name="Table_20_Contents"><text:bookmark text:name="LC93"/>ALL_CFLAGS = -mmcu=$(MCU) -I. $(CFLAGS) $(CPPFLAGS)</text:p>
          </table:table-cell>
        </table:table-row>
      </table:table>
      <table:table table:name="Table94" table:style-name="Table94">
        <table:table-column table:style-name="Table94.A"/>
        <table:table-row table:style-name="TableLine94817237123312">
          <table:table-cell table:style-name="Table94.A1" office:value-type="string">
            <text:p text:style-name="Table_20_Contents"><text:bookmark text:name="LC94"/>ALL_ASFLAGS = -mmcu=$(MCU) -I. -x assembler-with-cpp $(ASFLAGS)</text:p>
          </table:table-cell>
        </table:table-row>
      </table:table>
      <table:table table:name="Table95" table:style-name="Table95">
        <table:table-column table:style-name="Table95.A"/>
        <table:table-row table:style-name="TableLine94817237129376">
          <table:table-cell table:style-name="Table95.A1" office:value-type="string">
            <text:p text:style-name="P1"><text:bookmark text:name="LC95"/></text:p>
          </table:table-cell>
        </table:table-row>
      </table:table>
      <table:table table:name="Table96" table:style-name="Table96">
        <table:table-column table:style-name="Table96.A"/>
        <table:table-row table:style-name="TableLine94817237135632">
          <table:table-cell table:style-name="Table96.A1" office:value-type="string">
            <text:p text:style-name="P1"><text:bookmark text:name="LC96"/></text:p>
          </table:table-cell>
        </table:table-row>
      </table:table>
      <table:table table:name="Table97" table:style-name="Table97">
        <table:table-column table:style-name="Table97.A"/>
        <table:table-row table:style-name="TableLine94817237137024">
          <table:table-cell table:style-name="Table97.A1" office:value-type="string">
            <text:p text:style-name="Table_20_Contents"><text:bookmark text:name="LC97"/># Default target.</text:p>
          </table:table-cell>
        </table:table-row>
      </table:table>
      <table:table table:name="Table98" table:style-name="Table98">
        <table:table-column table:style-name="Table98.A"/>
        <table:table-row table:style-name="TableLine94817237143952">
          <table:table-cell table:style-name="Table98.A1" office:value-type="string">
            <text:p text:style-name="Table_20_Contents"><text:bookmark text:name="LC98"/>all: build</text:p>
          </table:table-cell>
        </table:table-row>
      </table:table>
      <table:table table:name="Table99" table:style-name="Table99">
        <table:table-column table:style-name="Table99.A"/>
        <table:table-row table:style-name="TableLine94817237148688">
          <table:table-cell table:style-name="Table99.A1" office:value-type="string">
            <text:p text:style-name="P1"><text:bookmark text:name="LC99"/></text:p>
          </table:table-cell>
        </table:table-row>
      </table:table>
      <table:table table:name="Table100" table:style-name="Table100">
        <table:table-column table:style-name="Table100.A"/>
        <table:table-row table:style-name="TableLine94817237155424">
          <table:table-cell table:style-name="Table100.A1" office:value-type="string">
            <text:p text:style-name="Table_20_Contents"><text:bookmark text:name="LC100"/>build: elf hex eep program</text:p>
          </table:table-cell>
        </table:table-row>
      </table:table>
      <table:table table:name="Table101" table:style-name="Table101">
        <table:table-column table:style-name="Table101.A"/>
        <table:table-row table:style-name="TableLine94817237158848">
          <table:table-cell table:style-name="Table101.A1" office:value-type="string">
            <text:p text:style-name="P1"><text:bookmark text:name="LC101"/></text:p>
          </table:table-cell>
        </table:table-row>
      </table:table>
      <table:table table:name="Table102" table:style-name="Table102">
        <table:table-column table:style-name="Table102.A"/>
        <table:table-row table:style-name="TableLine94817237165392">
          <table:table-cell table:style-name="Table102.A1" office:value-type="string">
            <text:p text:style-name="Table_20_Contents"><text:bookmark text:name="LC102"/>elf: $(TARGET).elf</text:p>
          </table:table-cell>
        </table:table-row>
      </table:table>
      <table:table table:name="Table103" table:style-name="Table103">
        <table:table-column table:style-name="Table103.A"/>
        <table:table-row table:style-name="TableLine94817237168944">
          <table:table-cell table:style-name="Table103.A1" office:value-type="string">
            <text:p text:style-name="Table_20_Contents"><text:bookmark text:name="LC103"/>hex: $(TARGET).hex</text:p>
          </table:table-cell>
        </table:table-row>
      </table:table>
      <table:table table:name="Table104" table:style-name="Table104">
        <table:table-column table:style-name="Table104.A"/>
        <table:table-row table:style-name="TableLine94817237174064">
          <table:table-cell table:style-name="Table104.A1" office:value-type="string">
            <text:p text:style-name="Table_20_Contents"><text:bookmark text:name="LC104"/>eep: $(TARGET).eep</text:p>
          </table:table-cell>
        </table:table-row>
      </table:table>
      <table:table table:name="Table105" table:style-name="Table105">
        <table:table-column table:style-name="Table105.A"/>
        <table:table-row table:style-name="TableLine94817237179136">
          <table:table-cell table:style-name="Table105.A1" office:value-type="string">
            <text:p text:style-name="Table_20_Contents"><text:bookmark text:name="LC105"/>lss: $(TARGET).lss </text:p>
          </table:table-cell>
        </table:table-row>
      </table:table>
      <table:table table:name="Table106" table:style-name="Table106">
        <table:table-column table:style-name="Table106.A"/>
        <text:soft-page-break/>
        <table:table-row table:style-name="TableLine94817237184208">
          <table:table-cell table:style-name="Table106.A1" office:value-type="string">
            <text:p text:style-name="Table_20_Contents"><text:bookmark text:name="LC106"/>sym: $(TARGET).sym</text:p>
          </table:table-cell>
        </table:table-row>
      </table:table>
      <table:table table:name="Table107" table:style-name="Table107">
        <table:table-column table:style-name="Table107.A"/>
        <table:table-row table:style-name="TableLine94817237189280">
          <table:table-cell table:style-name="Table107.A1" office:value-type="string">
            <text:p text:style-name="P1"><text:bookmark text:name="LC107"/></text:p>
          </table:table-cell>
        </table:table-row>
      </table:table>
      <table:table table:name="Table108" table:style-name="Table108">
        <table:table-column table:style-name="Table108.A"/>
        <table:table-row table:style-name="TableLine94817237194528">
          <table:table-cell table:style-name="Table108.A1" office:value-type="string">
            <text:p text:style-name="Table_20_Contents"><text:bookmark text:name="LC108"/>.SUFFIXES: .elf .hex .eep .lss .sym</text:p>
          </table:table-cell>
        </table:table-row>
      </table:table>
      <table:table table:name="Table109" table:style-name="Table109">
        <table:table-column table:style-name="Table109.A"/>
        <table:table-row table:style-name="TableLine94817237199072">
          <table:table-cell table:style-name="Table109.A1" office:value-type="string">
            <text:p text:style-name="P1"><text:bookmark text:name="LC109"/></text:p>
          </table:table-cell>
        </table:table-row>
      </table:table>
      <table:table table:name="Table110" table:style-name="Table110">
        <table:table-column table:style-name="Table110.A"/>
        <table:table-row table:style-name="TableLine94817237205584">
          <table:table-cell table:style-name="Table110.A1" office:value-type="string">
            <text:p text:style-name="Table_20_Contents"><text:bookmark text:name="LC110"/>.elf.hex:</text:p>
          </table:table-cell>
        </table:table-row>
      </table:table>
      <table:table table:name="Table111" table:style-name="Table111">
        <table:table-column table:style-name="Table111.A"/>
        <table:table-row table:style-name="TableLine94817237210144">
          <table:table-cell table:style-name="Table111.A1" office:value-type="string">
            <text:p text:style-name="Table_20_Contents"><text:bookmark text:name="LC111"/>$(OBJCOPY) -O $(FORMAT) -R .eeprom $&lt; $@</text:p>
          </table:table-cell>
        </table:table-row>
      </table:table>
      <table:table table:name="Table112" table:style-name="Table112">
        <table:table-column table:style-name="Table112.A"/>
        <table:table-row table:style-name="TableLine94817237215568">
          <table:table-cell table:style-name="Table112.A1" office:value-type="string">
            <text:p text:style-name="P1"><text:bookmark text:name="LC112"/></text:p>
          </table:table-cell>
        </table:table-row>
      </table:table>
      <table:table table:name="Table113" table:style-name="Table113">
        <table:table-column table:style-name="Table113.A"/>
        <table:table-row table:style-name="TableLine94817237220848">
          <table:table-cell table:style-name="Table113.A1" office:value-type="string">
            <text:p text:style-name="Table_20_Contents"><text:bookmark text:name="LC113"/>.elf.eep:</text:p>
          </table:table-cell>
        </table:table-row>
      </table:table>
      <table:table table:name="Table114" table:style-name="Table114">
        <table:table-column table:style-name="Table114.A"/>
        <table:table-row table:style-name="TableLine94817237225216">
          <table:table-cell table:style-name="Table114.A1" office:value-type="string">
            <text:p text:style-name="Table_20_Contents"><text:bookmark text:name="LC114"/>-$(OBJCOPY) -j .eeprom --set-section-flags=.eeprom="alloc,load" \</text:p>
          </table:table-cell>
        </table:table-row>
      </table:table>
      <table:table table:name="Table115" table:style-name="Table115">
        <table:table-column table:style-name="Table115.A"/>
        <table:table-row table:style-name="TableLine94817237230672">
          <table:table-cell table:style-name="Table115.A1" office:value-type="string">
            <text:p text:style-name="Table_20_Contents"><text:bookmark text:name="LC115"/>--change-section-lma .eeprom=0 -O $(FORMAT) $&lt; $@</text:p>
          </table:table-cell>
        </table:table-row>
      </table:table>
      <table:table table:name="Table116" table:style-name="Table116">
        <table:table-column table:style-name="Table116.A"/>
        <table:table-row table:style-name="TableLine94817237235232">
          <table:table-cell table:style-name="Table116.A1" office:value-type="string">
            <text:p text:style-name="P1"><text:bookmark text:name="LC116"/></text:p>
          </table:table-cell>
        </table:table-row>
      </table:table>
      <table:table table:name="Table117" table:style-name="Table117">
        <table:table-column table:style-name="Table117.A"/>
        <table:table-row table:style-name="TableLine94817237238848">
          <table:table-cell table:style-name="Table117.A1" office:value-type="string">
            <text:p text:style-name="Table_20_Contents"><text:bookmark text:name="LC117"/># Create extended listing file from ELF output file.</text:p>
          </table:table-cell>
        </table:table-row>
      </table:table>
      <table:table table:name="Table118" table:style-name="Table118">
        <table:table-column table:style-name="Table118.A"/>
        <table:table-row table:style-name="TableLine94817237245616">
          <table:table-cell table:style-name="Table118.A1" office:value-type="string">
            <text:p text:style-name="Table_20_Contents"><text:bookmark text:name="LC118"/>.elf.lss:</text:p>
          </table:table-cell>
        </table:table-row>
      </table:table>
      <table:table table:name="Table119" table:style-name="Table119">
        <table:table-column table:style-name="Table119.A"/>
        <table:table-row table:style-name="TableLine94817237250352">
          <table:table-cell table:style-name="Table119.A1" office:value-type="string">
            <text:p text:style-name="Table_20_Contents"><text:bookmark text:name="LC119"/>$(OBJDUMP) -h -S $&lt; &gt; $@</text:p>
          </table:table-cell>
        </table:table-row>
      </table:table>
      <table:table table:name="Table120" table:style-name="Table120">
        <table:table-column table:style-name="Table120.A"/>
        <table:table-row table:style-name="TableLine94817237255792">
          <table:table-cell table:style-name="Table120.A1" office:value-type="string">
            <text:p text:style-name="P1"><text:bookmark text:name="LC120"/></text:p>
          </table:table-cell>
        </table:table-row>
      </table:table>
      <table:table table:name="Table121" table:style-name="Table121">
        <table:table-column table:style-name="Table121.A"/>
        <table:table-row table:style-name="TableLine94817237262192">
          <table:table-cell table:style-name="Table121.A1" office:value-type="string">
            <text:p text:style-name="Table_20_Contents"><text:bookmark text:name="LC121"/># Create a symbol table from ELF output file.</text:p>
          </table:table-cell>
        </table:table-row>
      </table:table>
      <table:table table:name="Table122" table:style-name="Table122">
        <table:table-column table:style-name="Table122.A"/>
        <table:table-row table:style-name="TableLine94817237265744">
          <table:table-cell table:style-name="Table122.A1" office:value-type="string">
            <text:p text:style-name="Table_20_Contents"><text:bookmark text:name="LC122"/>.elf.sym:</text:p>
          </table:table-cell>
        </table:table-row>
      </table:table>
      <table:table table:name="Table123" table:style-name="Table123">
        <table:table-column table:style-name="Table123.A"/>
        <table:table-row table:style-name="TableLine94817237270480">
          <table:table-cell table:style-name="Table123.A1" office:value-type="string">
            <text:p text:style-name="Table_20_Contents"><text:bookmark text:name="LC123"/>$(NM) -n $&lt; &gt; $@</text:p>
          </table:table-cell>
        </table:table-row>
      </table:table>
      <table:table table:name="Table124" table:style-name="Table124">
        <table:table-column table:style-name="Table124.A"/>
        <table:table-row table:style-name="TableLine94817237275920">
          <table:table-cell table:style-name="Table124.A1" office:value-type="string">
            <text:p text:style-name="P1"><text:bookmark text:name="LC124"/></text:p>
          </table:table-cell>
        </table:table-row>
      </table:table>
      <table:table table:name="Table125" table:style-name="Table125">
        <table:table-column table:style-name="Table125.A"/>
        <table:table-row table:style-name="TableLine94817237282288">
          <table:table-cell table:style-name="Table125.A1" office:value-type="string">
            <text:p text:style-name="P1"><text:bookmark text:name="LC125"/></text:p>
          </table:table-cell>
        </table:table-row>
      </table:table>
      <table:table table:name="Table126" table:style-name="Table126">
        <table:table-column table:style-name="Table126.A"/>
        <table:table-row table:style-name="TableLine94817237283920">
          <table:table-cell table:style-name="Table126.A1" office:value-type="string">
            <text:p text:style-name="Table_20_Contents"><text:bookmark text:name="LC126"/># Link: create ELF output file from object files.</text:p>
          </table:table-cell>
        </table:table-row>
      </table:table>
      <table:table table:name="Table127" table:style-name="Table127">
        <table:table-column table:style-name="Table127.A"/>
        <table:table-row table:style-name="TableLine94817237290624">
          <table:table-cell table:style-name="Table127.A1" office:value-type="string">
            <text:p text:style-name="Table_20_Contents"><text:bookmark text:name="LC127"/>$(TARGET).elf: $(OBJ)</text:p>
          </table:table-cell>
        </table:table-row>
      </table:table>
      <table:table table:name="Table128" table:style-name="Table128">
        <table:table-column table:style-name="Table128.A"/>
        <table:table-row table:style-name="TableLine94817237296000">
          <table:table-cell table:style-name="Table128.A1" office:value-type="string">
            <text:p text:style-name="Table_20_Contents"><text:bookmark text:name="LC128"/>$(CC) $(ALL_CFLAGS) $(OBJ) --output $@ $(LDFLAGS)</text:p>
          </table:table-cell>
        </table:table-row>
      </table:table>
      <table:table table:name="Table129" table:style-name="Table129">
        <table:table-column table:style-name="Table129.A"/>
        <table:table-row table:style-name="TableLine94817237300912">
          <table:table-cell table:style-name="Table129.A1" office:value-type="string">
            <text:p text:style-name="P1"><text:bookmark text:name="LC129"/></text:p>
          </table:table-cell>
        </table:table-row>
      </table:table>
      <table:table table:name="Table130" table:style-name="Table130">
        <table:table-column table:style-name="Table130.A"/>
        <table:table-row table:style-name="TableLine94817237307408">
          <table:table-cell table:style-name="Table130.A1" office:value-type="string">
            <text:p text:style-name="P1"><text:bookmark text:name="LC130"/></text:p>
          </table:table-cell>
        </table:table-row>
      </table:table>
      <table:table table:name="Table131" table:style-name="Table131">
        <table:table-column table:style-name="Table131.A"/>
        <table:table-row table:style-name="TableLine94817237316400">
          <table:table-cell table:style-name="Table131.A1" office:value-type="string">
            <text:p text:style-name="Table_20_Contents"><text:bookmark text:name="LC131"/># Compile: create object files from C source files.</text:p>
          </table:table-cell>
        </table:table-row>
      </table:table>
      <table:table table:name="Table132" table:style-name="Table132">
        <table:table-column table:style-name="Table132.A"/>
        <table:table-row table:style-name="TableLine94817237319872">
          <table:table-cell table:style-name="Table132.A1" office:value-type="string">
            <text:p text:style-name="Table_20_Contents"><text:bookmark text:name="LC132"/>.c.o:</text:p>
          </table:table-cell>
        </table:table-row>
      </table:table>
      <table:table table:name="Table133" table:style-name="Table133">
        <table:table-column table:style-name="Table133.A"/>
        <table:table-row table:style-name="TableLine94817237324736">
          <table:table-cell table:style-name="Table133.A1" office:value-type="string">
            <text:p text:style-name="Table_20_Contents"><text:bookmark text:name="LC133"/>$(CC) -c $(ALL_CFLAGS) $&lt; -o $@ </text:p>
          </table:table-cell>
        </table:table-row>
      </table:table>
      <table:table table:name="Table134" table:style-name="Table134">
        <table:table-column table:style-name="Table134.A"/>
        <table:table-row table:style-name="TableLine94817237330160">
          <table:table-cell table:style-name="Table134.A1" office:value-type="string">
            <text:p text:style-name="P1"><text:bookmark text:name="LC134"/></text:p>
          </table:table-cell>
        </table:table-row>
      </table:table>
      <table:table table:name="Table135" table:style-name="Table135">
        <table:table-column table:style-name="Table135.A"/>
        <table:table-row table:style-name="TableLine94817237336608">
          <table:table-cell table:style-name="Table135.A1" office:value-type="string">
            <text:p text:style-name="P1"><text:bookmark text:name="LC135"/></text:p>
          </table:table-cell>
        </table:table-row>
      </table:table>
      <table:table table:name="Table136" table:style-name="Table136">
        <table:table-column table:style-name="Table136.A"/>
        <table:table-row table:style-name="TableLine94817237341520">
          <table:table-cell table:style-name="Table136.A1" office:value-type="string">
            <text:p text:style-name="Table_20_Contents"><text:bookmark text:name="LC136"/># Compile: create assembler files from C source files.</text:p>
          </table:table-cell>
        </table:table-row>
      </table:table>
      <table:table table:name="Table137" table:style-name="Table137">
        <table:table-column table:style-name="Table137.A"/>
        <table:table-row table:style-name="TableLine94817237345104">
          <table:table-cell table:style-name="Table137.A1" office:value-type="string">
            <text:p text:style-name="Table_20_Contents"><text:bookmark text:name="LC137"/>.c.s:</text:p>
          </table:table-cell>
        </table:table-row>
      </table:table>
      <table:table table:name="Table138" table:style-name="Table138">
        <table:table-column table:style-name="Table138.A"/>
        <table:table-row table:style-name="TableLine94817237349824">
          <table:table-cell table:style-name="Table138.A1" office:value-type="string">
            <text:p text:style-name="Table_20_Contents"><text:bookmark text:name="LC138"/>$(CC) -S $(ALL_CFLAGS) $&lt; -o $@</text:p>
          </table:table-cell>
        </table:table-row>
      </table:table>
      <table:table table:name="Table139" table:style-name="Table139">
        <table:table-column table:style-name="Table139.A"/>
        <table:table-row table:style-name="TableLine94817237355120">
          <table:table-cell table:style-name="Table139.A1" office:value-type="string">
            <text:p text:style-name="P1"><text:bookmark text:name="LC139"/></text:p>
          </table:table-cell>
        </table:table-row>
      </table:table>
      <table:table table:name="Table140" table:style-name="Table140">
        <table:table-column table:style-name="Table140.A"/>
        <table:table-row table:style-name="TableLine94817237361600">
          <table:table-cell table:style-name="Table140.A1" office:value-type="string">
            <text:p text:style-name="P1"><text:bookmark text:name="LC140"/></text:p>
          </table:table-cell>
        </table:table-row>
      </table:table>
      <table:table table:name="Table141" table:style-name="Table141">
        <table:table-column table:style-name="Table141.A"/>
        <table:table-row table:style-name="TableLine94817237366480">
          <table:table-cell table:style-name="Table141.A1" office:value-type="string">
            <text:p text:style-name="Table_20_Contents"><text:bookmark text:name="LC141"/># Assemble: create object files from assembler source files.</text:p>
          </table:table-cell>
        </table:table-row>
      </table:table>
      <table:table table:name="Table142" table:style-name="Table142">
        <table:table-column table:style-name="Table142.A"/>
        <table:table-row table:style-name="TableLine94817237370464">
          <table:table-cell table:style-name="Table142.A1" office:value-type="string">
            <text:p text:style-name="Table_20_Contents"><text:bookmark text:name="LC142"/>.S.o:</text:p>
          </table:table-cell>
        </table:table-row>
      </table:table>
      <table:table table:name="Table143" table:style-name="Table143">
        <table:table-column table:style-name="Table143.A"/>
        <table:table-row table:style-name="TableLine94817237374768">
          <table:table-cell table:style-name="Table143.A1" office:value-type="string">
            <text:p text:style-name="Table_20_Contents"><text:bookmark text:name="LC143"/>$(CC) -c $(ALL_ASFLAGS) $&lt; -o $@</text:p>
          </table:table-cell>
        </table:table-row>
      </table:table>
      <table:table table:name="Table144" table:style-name="Table144">
        <table:table-column table:style-name="Table144.A"/>
        <table:table-row table:style-name="TableLine94817237380176">
          <table:table-cell table:style-name="Table144.A1" office:value-type="string">
            <text:p text:style-name="P1"><text:bookmark text:name="LC144"/></text:p>
          </table:table-cell>
        </table:table-row>
      </table:table>
      <table:table table:name="Table145" table:style-name="Table145">
        <table:table-column table:style-name="Table145.A"/>
        <table:table-row table:style-name="TableLine94817237386656">
          <table:table-cell table:style-name="Table145.A1" office:value-type="string">
            <text:p text:style-name="Table_20_Contents"><text:bookmark text:name="LC145"/># Program the device. </text:p>
          </table:table-cell>
        </table:table-row>
      </table:table>
      <table:table table:name="Table146" table:style-name="Table146">
        <table:table-column table:style-name="Table146.A"/>
        <table:table-row table:style-name="TableLine94817237390208">
          <table:table-cell table:style-name="Table146.A1" office:value-type="string">
            <text:p text:style-name="Table_20_Contents"><text:bookmark text:name="LC146"/>program: $(TARGET).hex $(TARGET).eep</text:p>
          </table:table-cell>
        </table:table-row>
      </table:table>
      <table:table table:name="Table147" table:style-name="Table147">
        <table:table-column table:style-name="Table147.A"/>
        <table:table-row table:style-name="TableLine94817237395072">
          <table:table-cell table:style-name="Table147.A1" office:value-type="string">
            <text:p text:style-name="Table_20_Contents"><text:bookmark text:name="LC147"/>$(AVRDUDE) $(AVRDUDE_FLAGS) $(AVRDUDE_WRITE_FLASH) $(AVRDUDE_WRITE_EEPROM)</text:p>
          </table:table-cell>
        </table:table-row>
      </table:table>
      <table:table table:name="Table148" table:style-name="Table148">
        <table:table-column table:style-name="Table148.A"/>
        <table:table-row table:style-name="TableLine94817237400304">
          <table:table-cell table:style-name="Table148.A1" office:value-type="string">
            <text:p text:style-name="P1"><text:bookmark text:name="LC148"/></text:p>
          </table:table-cell>
        </table:table-row>
      </table:table>
      <table:table table:name="Table149" table:style-name="Table149">
        <table:table-column table:style-name="Table149.A"/>
        <table:table-row table:style-name="TableLine94817237403328">
          <table:table-cell table:style-name="Table149.A1" office:value-type="string">
            <text:p text:style-name="Table_20_Contents"><text:bookmark text:name="LC149"/># Target: clean project.</text:p>
          </table:table-cell>
        </table:table-row>
      </table:table>
      <table:table table:name="Table150" table:style-name="Table150">
        <table:table-column table:style-name="Table150.A"/>
        <table:table-row table:style-name="TableLine94817237410192">
          <table:table-cell table:style-name="Table150.A1" office:value-type="string">
            <text:p text:style-name="Table_20_Contents"><text:bookmark text:name="LC150"/>clean:</text:p>
          </table:table-cell>
        </table:table-row>
      </table:table>
      <table:table table:name="Table151" table:style-name="Table151">
        <table:table-column table:style-name="Table151.A"/>
        <table:table-row table:style-name="TableLine94817237415056">
          <table:table-cell table:style-name="Table151.A1" office:value-type="string">
            <text:p text:style-name="Table_20_Contents"><text:bookmark text:name="LC151"/>$(REMOVE) $(TARGET).hex $(TARGET).eep $(TARGET).cof $(TARGET).elf \</text:p>
          </table:table-cell>
        </table:table-row>
      </table:table>
      <table:table table:name="Table152" table:style-name="Table152">
        <table:table-column table:style-name="Table152.A"/>
        <table:table-row table:style-name="TableLine94817237420240">
          <table:table-cell table:style-name="Table152.A1" office:value-type="string">
            <text:p text:style-name="Table_20_Contents"><text:bookmark text:name="LC152"/>$(TARGET).map $(TARGET).sym $(TARGET).lss \</text:p>
          </table:table-cell>
        </table:table-row>
      </table:table>
      <table:table table:name="Table153" table:style-name="Table153">
        <table:table-column table:style-name="Table153.A"/>
        <table:table-row table:style-name="TableLine94817237425264">
          <table:table-cell table:style-name="Table153.A1" office:value-type="string">
            <text:p text:style-name="Table_20_Contents"><text:bookmark text:name="LC153"/>$(OBJ) $(LST) $(SRC:.c=.s) $(SRC:.c=.d)</text:p>
          </table:table-cell>
        </table:table-row>
      </table:table>
      <table:table table:name="Table154" table:style-name="Table154">
        <table:table-column table:style-name="Table154.A"/>
        <table:table-row table:style-name="TableLine94817237430336">
          <table:table-cell table:style-name="Table154.A1" office:value-type="string">
            <text:p text:style-name="P1"><text:bookmark text:name="LC154"/></text:p>
          </table:table-cell>
        </table:table-row>
      </table:table>
      <table:table table:name="Table155" table:style-name="Table155">
        <table:table-column table:style-name="Table155.A"/>
        <table:table-row table:style-name="TableLine94817237435744">
          <table:table-cell table:style-name="Table155.A1" office:value-type="string">
            <text:p text:style-name="Table_20_Contents"><text:bookmark text:name="LC155"/>depend:</text:p>
          </table:table-cell>
        </table:table-row>
      </table:table>
      <table:table table:name="Table156" table:style-name="Table156">
        <table:table-column table:style-name="Table156.A"/>
        <table:table-row table:style-name="TableLine94817237440096">
          <table:table-cell table:style-name="Table156.A1" office:value-type="string">
            <text:p text:style-name="Table_20_Contents"><text:bookmark text:name="LC156"/>if grep '^# DO NOT DELETE' $(MAKEFILE) &gt;/dev/null; \</text:p>
          </table:table-cell>
        </table:table-row>
      </table:table>
      <table:table table:name="Table157" table:style-name="Table157">
        <table:table-column table:style-name="Table157.A"/>
        <table:table-row table:style-name="TableLine94817237445264">
          <table:table-cell table:style-name="Table157.A1" office:value-type="string">
            <text:p text:style-name="Table_20_Contents"><text:bookmark text:name="LC157"/>then \</text:p>
          </table:table-cell>
        </table:table-row>
      </table:table>
      <table:table table:name="Table158" table:style-name="Table158">
        <table:table-column table:style-name="Table158.A"/>
        <table:table-row table:style-name="TableLine94817237450416">
          <table:table-cell table:style-name="Table158.A1" office:value-type="string">
            <text:p text:style-name="Table_20_Contents"><text:bookmark text:name="LC158"/>sed -e '/^# DO NOT DELETE/,$$d' $(MAKEFILE) &gt; \</text:p>
          </table:table-cell>
        </table:table-row>
      </table:table>
      <table:table table:name="Table159" table:style-name="Table159">
        <table:table-column table:style-name="Table159.A"/>
        <table:table-row table:style-name="TableLine94817237455440">
          <table:table-cell table:style-name="Table159.A1" office:value-type="string">
            <text:p text:style-name="Table_20_Contents"><text:bookmark text:name="LC159"/>$(MAKEFILE).$$$$ &amp;&amp; \</text:p>
          </table:table-cell>
        </table:table-row>
      </table:table>
      <table:table table:name="Table160" table:style-name="Table160">
        <table:table-column table:style-name="Table160.A"/>
        <text:soft-page-break/>
        <table:table-row table:style-name="TableLine94817237460560">
          <table:table-cell table:style-name="Table160.A1" office:value-type="string">
            <text:p text:style-name="Table_20_Contents"><text:bookmark text:name="LC160"/>$(MV) $(MAKEFILE).$$$$ $(MAKEFILE); \</text:p>
          </table:table-cell>
        </table:table-row>
      </table:table>
      <table:table table:name="Table161" table:style-name="Table161">
        <table:table-column table:style-name="Table161.A"/>
        <table:table-row table:style-name="TableLine94817237465680">
          <table:table-cell table:style-name="Table161.A1" office:value-type="string">
            <text:p text:style-name="Table_20_Contents"><text:bookmark text:name="LC161"/>fi</text:p>
          </table:table-cell>
        </table:table-row>
      </table:table>
      <table:table table:name="Table162" table:style-name="Table162">
        <table:table-column table:style-name="Table162.A"/>
        <table:table-row table:style-name="TableLine94817237470240">
          <table:table-cell table:style-name="Table162.A1" office:value-type="string">
            <text:p text:style-name="Table_20_Contents"><text:bookmark text:name="LC162"/>echo '# DO NOT DELETE THIS LINE -- make depend depends on it.' \</text:p>
          </table:table-cell>
        </table:table-row>
      </table:table>
      <table:table table:name="Table163" table:style-name="Table163">
        <table:table-column table:style-name="Table163.A"/>
        <table:table-row table:style-name="TableLine94817237476000">
          <table:table-cell table:style-name="Table163.A1" office:value-type="string">
            <text:p text:style-name="Table_20_Contents"><text:bookmark text:name="LC163"/>&gt;&gt; $(MAKEFILE); \</text:p>
          </table:table-cell>
        </table:table-row>
      </table:table>
      <table:table table:name="Table164" table:style-name="Table164">
        <table:table-column table:style-name="Table164.A"/>
        <table:table-row table:style-name="TableLine94817237480224">
          <table:table-cell table:style-name="Table164.A1" office:value-type="string">
            <text:p text:style-name="Table_20_Contents"><text:bookmark text:name="LC164"/>$(CC) -M -mmcu=$(MCU) $(CDEFS) $(CINCS) $(SRC) $(ASRC) &gt;&gt; $(MAKEFILE)</text:p>
          </table:table-cell>
        </table:table-row>
      </table:table>
      <table:table table:name="Table165" table:style-name="Table165">
        <table:table-column table:style-name="Table165.A"/>
        <table:table-row table:style-name="TableLine94817237486688">
          <table:table-cell table:style-name="Table165.A1" office:value-type="string">
            <text:p text:style-name="P1"><text:bookmark text:name="LC165"/></text:p>
          </table:table-cell>
        </table:table-row>
      </table:table>
      <text:p text:style-name="Text_20_body">.PHONY: all build elf hex eep lss sym program coff extcoff clean depen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6:46:46.276988620</meta:creation-date>
    <dc:date>2022-04-06T16:47:15.663523107</dc:date>
    <meta:editing-duration>PT29S</meta:editing-duration>
    <meta:editing-cycles>1</meta:editing-cycles>
    <meta:document-statistic meta:table-count="165" meta:image-count="0" meta:object-count="0" meta:page-count="4" meta:paragraph-count="118" meta:word-count="573" meta:character-count="3881" meta:non-whitespace-character-count="3419"/>
    <meta:generator>LibreOffice/6.4.7.2$Linux_X86_64 LibreOffice_project/40$Build-2</meta:generator>
  </office:meta>
</office:document-meta>
</file>